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table table:name="Sheet1">
        <table:table-column/>
        <table:table-column/>
        <table:table-row>
          <table:table-cell office:value-type="string" office:string-value="lt">
            <text:p>lt</text:p>
          </table:table-cell>
          <table:table-cell office:value-type="string" office:string-value="&lt;less than&gt;">
            <text:p>&lt;less than&gt;</text:p>
          </table:table-cell>
        </table:table-row>
        <table:table-row>
          <table:table-cell office:value-type="string" office:string-value="gt">
            <text:p>gt</text:p>
          </table:table-cell>
          <table:table-cell office:value-type="string" office:string-value="greater&gt;than">
            <text:p>greater&gt;than</text:p>
          </table:table-cell>
        </table:table-row>
        <table:table-row>
          <table:table-cell office:value-type="string" office:string-value="amp">
            <text:p>amp</text:p>
          </table:table-cell>
          <table:table-cell office:value-type="string" office:string-value="this &amp; that">
            <text:p>this &amp; that</text:p>
          </table:table-cell>
        </table:table-row>
        <table:table-row>
          <table:table-cell office:value-type="string" office:string-value="quot">
            <text:p>quot</text:p>
          </table:table-cell>
          <table:table-cell office:value-type="string" office:string-value="say &quot;hello&quot;">
            <text:p>say "hello"</text:p>
          </table:table-cell>
        </table:table-row>
        <table:table-row>
          <table:table-cell office:value-type="string" office:string-value="apos">
            <text:p>apos</text:p>
          </table:table-cell>
          <table:table-cell office:value-type="string" office:string-value="it's here">
            <text:p>it's here</text:p>
          </table:table-cell>
        </table:table-row>
        <table:table-row>
          <table:table-cell office:value-type="string" office:string-value="newline">
            <text:p>newline</text:p>
          </table:table-cell>
          <table:table-cell office:value-type="string" office:string-value="line1&#10;line2&#10;line3">
            <text:p>line1
line2
line3</text:p>
          </table:table-cell>
        </table:table-row>
        <table:table-row>
          <table:table-cell office:value-type="string" office:string-value="tab">
            <text:p>tab</text:p>
          </table:table-cell>
          <table:table-cell office:value-type="string" office:string-value="col1&#9;col2">
            <text:p>col1	col2</text:p>
          </table:table-cell>
        </table:table-row>
        <table:table-row>
          <table:table-cell office:value-type="string" office:string-value="cjk">
            <text:p>cjk</text:p>
          </table:table-cell>
          <table:table-cell office:value-type="string" office:string-value="你好世界">
            <text:p>你好世界</text:p>
          </table:table-cell>
        </table:table-row>
        <table:table-row>
          <table:table-cell office:value-type="string" office:string-value="emoji">
            <text:p>emoji</text:p>
          </table:table-cell>
          <table:table-cell office:value-type="string" office:string-value="😀🚀💡">
            <text:p>😀🚀💡</text:p>
          </table:table-cell>
        </table:table-row>
        <table:table-row>
          <table:table-cell office:value-type="string" office:string-value="rtl">
            <text:p>rtl</text:p>
          </table:table-cell>
          <table:table-cell office:value-type="string" office:string-value="مرحبا">
            <text:p>مرحبا</text:p>
          </table:table-cell>
        </table:table-row>
        <table:table-row>
          <table:table-cell office:value-type="string" office:string-value="mixed">
            <text:p>mixed</text:p>
          </table:table-cell>
          <table:table-cell office:value-type="string" office:string-value="Hello &lt;World&gt; &amp; &quot;Friends&quot; ☃">
            <text:p>Hello &lt;World&gt; &amp; "Friends" ☃</text:p>
          </table:table-cell>
        </table:table-row>
        <table:table-row>
          <table:table-cell office:value-type="string" office:string-value="empty">
            <text:p>empty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paces">
            <text:p>spaces</text:p>
          </table:table-cell>
          <table:table-cell office:value-type="string" office:string-value="  leading and trailing  ">
            <text:p>  leading and trailing  </text:p>
          </table:table-cell>
        </table:table-row>
        <table:table-row>
          <table:table-cell office:value-type="string" office:string-value="unicode_math">
            <text:p>unicode_math</text:p>
          </table:table-cell>
          <table:table-cell office:value-type="string" office:string-value="∫∑∞±">
            <text:p>∫∑∞±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/>
  <office:automatic-styles/>
  <office:master-styles>
    <style:master-page style:name="Default" style:page-layout-name="pm1"/>
  </office:master-styles>
</office:document-styles>
</file>